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master-page-name="HTML">
      <style:paragraph-properties fo:margin-left="0in" fo:margin-right="0in" fo:text-indent="0in" style:auto-text-indent="false" style:page-number="auto"/>
    </style:style>
    <style:style style:name="P2" style:family="paragraph" style:parent-style-name="Heading_20_2">
      <style:paragraph-properties fo:margin-left="0in" fo:margin-right="0in" fo:text-indent="0in" style:auto-text-indent="false"/>
    </style:style>
    <style:style style:name="P3" style:family="paragraph" style:parent-style-name="Heading_20_3">
      <style:paragraph-properties fo:margin-left="0in" fo:margin-right="0in" fo:text-indent="0in" style:auto-text-indent="false"/>
    </style:style>
    <style:style style:name="P4" style:family="paragraph" style:parent-style-name="Text_20_body" style:list-style-name="L1">
      <style:paragraph-properties fo:margin-top="0in" fo:margin-bottom="0in" style:contextual-spacing="false"/>
    </style:style>
    <style:style style:name="P5" style:family="paragraph" style:parent-style-name="Text_20_body" style:list-style-name="L1"/>
    <style:style style:name="P6" style:family="paragraph" style:parent-style-name="Text_20_body" style:list-style-name="L2">
      <style:paragraph-properties fo:margin-top="0in" fo:margin-bottom="0in" style:contextual-spacing="false"/>
    </style:style>
    <style:style style:name="P7" style:family="paragraph" style:parent-style-name="Text_20_body" style:list-style-name="L2"/>
    <style:style style:name="P8" style:family="paragraph" style:parent-style-name="Text_20_body" style:list-style-name="L3">
      <style:paragraph-properties fo:margin-top="0in" fo:margin-bottom="0in" style:contextual-spacing="false"/>
    </style:style>
    <style:style style:name="P9" style:family="paragraph" style:parent-style-name="Text_20_body" style:list-style-name="L3"/>
    <style:style style:name="P10" style:family="paragraph" style:parent-style-name="Text_20_body" style:list-style-name="L4">
      <style:paragraph-properties fo:margin-top="0in" fo:margin-bottom="0in" style:contextual-spacing="false"/>
    </style:style>
    <style:style style:name="P11" style:family="paragraph" style:parent-style-name="Text_20_body" style:list-style-name="L4"/>
    <style:style style:name="P12" style:family="paragraph" style:parent-style-name="Text_20_body" style:list-style-name="L5">
      <style:paragraph-properties fo:margin-top="0in" fo:margin-bottom="0in" style:contextual-spacing="false"/>
    </style:style>
    <style:style style:name="P13" style:family="paragraph" style:parent-style-name="Text_20_body" style:list-style-name="L5"/>
    <style:style style:name="P14" style:family="paragraph" style:parent-style-name="Text_20_body" style:list-style-name="L6">
      <style:paragraph-properties fo:margin-top="0in" fo:margin-bottom="0in" style:contextual-spacing="false"/>
    </style:style>
    <style:style style:name="P15" style:family="paragraph" style:parent-style-name="Text_20_body" style:list-style-name="L6"/>
    <style:style style:name="P16" style:family="paragraph" style:parent-style-name="Text_20_body" style:list-style-name="L7">
      <style:paragraph-properties fo:margin-top="0in" fo:margin-bottom="0in" style:contextual-spacing="false"/>
    </style:style>
    <style:style style:name="P17" style:family="paragraph" style:parent-style-name="Text_20_body" style:list-style-name="L7"/>
    <style:style style:name="P18" style:family="paragraph" style:parent-style-name="Text_20_body" style:list-style-name="L8">
      <style:paragraph-properties fo:margin-top="0in" fo:margin-bottom="0in" style:contextual-spacing="false"/>
    </style:style>
    <style:style style:name="P19" style:family="paragraph" style:parent-style-name="Text_20_body" style:list-style-name="L8"/>
    <style:style style:name="P20" style:family="paragraph" style:parent-style-name="Text_20_body" style:list-style-name="L9">
      <style:paragraph-properties fo:margin-top="0in" fo:margin-bottom="0in" style:contextual-spacing="false"/>
    </style:style>
    <style:style style:name="P21" style:family="paragraph" style:parent-style-name="Text_20_body" style:list-style-name="L9"/>
    <style:style style:name="P22" style:family="paragraph" style:parent-style-name="Text_20_body" style:list-style-name="L10">
      <style:paragraph-properties fo:margin-top="0in" fo:margin-bottom="0in" style:contextual-spacing="false"/>
    </style:style>
    <style:style style:name="P23" style:family="paragraph" style:parent-style-name="Text_20_body" style:list-style-name="L10"/>
    <style:style style:name="P24" style:family="paragraph" style:parent-style-name="Heading_20_1">
      <style:paragraph-properties fo:margin-left="0in" fo:margin-right="0in" fo:text-indent="0in" style:auto-text-indent="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prpl-media-enterprise-software-randampd-capabilities-summary"/><text:span text:style-name="Strong_20_Emphasis">PRPL Media: Enterprise Software R&amp;D Capabilities Summary</text:span></text:h>
      <text:h text:style-name="P2" text:outline-level="2"><text:bookmark text:name="about-prpl-media"/><text:span text:style-name="Strong_20_Emphasis">About PRPL Media</text:span></text:h>
      <text:p text:style-name="Text_20_body">PRPL Media is a premier enterprise software research and development firm with a demonstrated track record of delivering mission-critical solutions for Fortune 500 companies, global governments, and leading institutions. Our extensive experience spans multiple industries and use cases, positioning us as an ideal partner for the AI-Enabled Citizen Service Management Platform.</text:p>
      <text:h text:style-name="P2" text:outline-level="2"><text:bookmark text:name="proven-enterprise-delivery-capabilities"/><text:span text:style-name="Strong_20_Emphasis">Proven Enterprise Delivery Capabilities</text:span></text:h>
      <text:h text:style-name="P3" text:outline-level="3"><text:bookmark text:name="cross-industry-expertise"/><text:span text:style-name="Strong_20_Emphasis">Cross-Industry Expertise</text:span></text:h>
      <text:p text:style-name="Text_20_body">Our client portfolio demonstrates exceptional breadth and depth across key sectors:</text:p>
      <text:p text:style-name="Text_20_body"><text:span text:style-name="Strong_20_Emphasis">Financial Services &amp; Insurance</text:span></text:p>
      <text:list text:style-name="L1">
        <text:list-item>
          <text:p text:style-name="P4"><text:span text:style-name="Strong_20_Emphasis">American Express, Fidelity, Wells Fargo, Discover, Truist</text:span> - Mission-critical financial systems requiring absolute security, compliance, and reliability </text:p>
        </text:list-item>
        <text:list-item>
          <text:p text:style-name="P4"><text:span text:style-name="Strong_20_Emphasis">Blue Cross Blue Shield</text:span> - Healthcare technology with strict regulatory requirements </text:p>
        </text:list-item>
        <text:list-item>
          <text:p text:style-name="P5"><text:span text:style-name="Strong_20_Emphasis">ADP</text:span> - Enterprise-scale payroll and HR systems </text:p>
        </text:list-item>
      </text:list>
      <text:p text:style-name="Text_20_body"><text:span text:style-name="Strong_20_Emphasis">Technology &amp; Telecommunications</text:span></text:p>
      <text:list text:style-name="L2">
        <text:list-item>
          <text:p text:style-name="P6"><text:span text:style-name="Strong_20_Emphasis">Cisco, Google, Meta, Microsoft, Amazon, Verizon, T-Mobile</text:span> - Infrastructure at internet scale </text:p>
        </text:list-item>
        <text:list-item>
          <text:p text:style-name="P7"><text:span text:style-name="Strong_20_Emphasis">Genesys</text:span> - Contact center and customer experience platforms </text:p>
        </text:list-item>
      </text:list>
      <text:p text:style-name="Text_20_body"><text:span text:style-name="Strong_20_Emphasis">Government &amp; Public Sector</text:span></text:p>
      <text:list text:style-name="L3">
        <text:list-item>
          <text:p text:style-name="P8"><text:span text:style-name="Strong_20_Emphasis">US Air Force, Lockheed Martin, General Dynamics</text:span> - Defense-grade security and reliability </text:p>
        </text:list-item>
        <text:list-item>
          <text:p text:style-name="P8"><text:span text:style-name="Strong_20_Emphasis">Environmental Protection Agency, NYC Health Department</text:span> - Public health and environmental systems </text:p>
        </text:list-item>
        <text:list-item>
          <text:p text:style-name="P8"><text:span text:style-name="Strong_20_Emphasis">Nations of Chile, Peru, East African Federation</text:span> - National-scale digital transformation </text:p>
        </text:list-item>
        <text:list-item>
          <text:p text:style-name="P9"><text:span text:style-name="Strong_20_Emphasis">Commonwealth of Massachusetts</text:span> - State government technology modernization </text:p>
        </text:list-item>
      </text:list>
      <text:p text:style-name="Text_20_body"><text:span text:style-name="Strong_20_Emphasis">Media &amp; Entertainment</text:span></text:p>
      <text:list text:style-name="L4">
        <text:list-item>
          <text:p text:style-name="P10"><text:span text:style-name="Strong_20_Emphasis">Disney, Paramount, Universal, Nickelodeon, MLB, Sirius XM</text:span> - High-performance digital experiences </text:p>
        </text:list-item>
        <text:list-item>
          <text:p text:style-name="P11"><text:span text:style-name="Strong_20_Emphasis">New York Times</text:span> - Content management and distribution at global scale </text:p>
        </text:list-item>
      </text:list>
      <text:p text:style-name="Text_20_body"><text:span text:style-name="Strong_20_Emphasis">Consumer Goods &amp; Retail</text:span></text:p>
      <text:list text:style-name="L5">
        <text:list-item>
          <text:p text:style-name="P12"><text:span text:style-name="Strong_20_Emphasis">Coca-Cola, Nike, Hasbro, Red Bull, Papa Johns, PF Chang's</text:span> - Brand-driven digital innovation </text:p>
        </text:list-item>
        <text:list-item>
          <text:p text:style-name="P13"><text:span text:style-name="Strong_20_Emphasis">3M, GlaxoSmithKline</text:span> - Manufacturing and pharmaceutical excellence </text:p>
        </text:list-item>
      </text:list>
      <text:h text:style-name="P2" text:outline-level="2"><text:bookmark text:name="technical-competencies-demonstrated"/><text:span text:style-name="Strong_20_Emphasis">Technical Competencies Demonstrated</text:span></text:h>
      <text:p text:style-name="Text_20_body">While specific project details are protected under NDAs, our client engagements required mastery of:</text:p>
      <text:h text:style-name="P3" text:outline-level="3"><text:bookmark text:name="large-scale-system-architecture"/><text:soft-page-break/><text:span text:style-name="Strong_20_Emphasis">Large-Scale System Architecture</text:span></text:h>
      <text:list text:style-name="L6">
        <text:list-item>
          <text:p text:style-name="P14">Cloud-native and hybrid deployment models </text:p>
        </text:list-item>
        <text:list-item>
          <text:p text:style-name="P14">Microservices and event-driven architectures </text:p>
        </text:list-item>
        <text:list-item>
          <text:p text:style-name="P14">Real-time data processing and analytics </text:p>
        </text:list-item>
        <text:list-item>
          <text:p text:style-name="P15">Legacy system modernization and integration </text:p>
        </text:list-item>
      </text:list>
      <text:h text:style-name="P3" text:outline-level="3"><text:bookmark text:name="security-andamp-compliance"/><text:span text:style-name="Strong_20_Emphasis">Security &amp; Compliance</text:span></text:h>
      <text:list text:style-name="L7">
        <text:list-item>
          <text:p text:style-name="P16">Military-grade security implementations (US Air Force, Lockheed Martin) </text:p>
        </text:list-item>
        <text:list-item>
          <text:p text:style-name="P16">Financial services compliance (PCI DSS, SOX, GLBA) </text:p>
        </text:list-item>
        <text:list-item>
          <text:p text:style-name="P16">Healthcare regulations (HIPAA) through Blue Cross Blue Shield </text:p>
        </text:list-item>
        <text:list-item>
          <text:p text:style-name="P17">Government security standards and certifications </text:p>
        </text:list-item>
      </text:list>
      <text:h text:style-name="P3" text:outline-level="3"><text:bookmark text:name="ai-andamp-machine-learning"/><text:span text:style-name="Strong_20_Emphasis">AI &amp; Machine Learning</text:span></text:h>
      <text:list text:style-name="L8">
        <text:list-item>
          <text:p text:style-name="P18">Natural language processing and conversational AI </text:p>
        </text:list-item>
        <text:list-item>
          <text:p text:style-name="P18">Predictive analytics and recommendation engines </text:p>
        </text:list-item>
        <text:list-item>
          <text:p text:style-name="P18">Computer vision and image recognition </text:p>
        </text:list-item>
        <text:list-item>
          <text:p text:style-name="P19">Large-scale data processing and model training </text:p>
        </text:list-item>
      </text:list>
      <text:h text:style-name="P3" text:outline-level="3"><text:bookmark text:name="digital-transformation"/><text:span text:style-name="Strong_20_Emphasis">Digital Transformation</text:span></text:h>
      <text:list text:style-name="L9">
        <text:list-item>
          <text:p text:style-name="P20">Omnichannel customer experience platforms </text:p>
        </text:list-item>
        <text:list-item>
          <text:p text:style-name="P20">Mobile-first application development </text:p>
        </text:list-item>
        <text:list-item>
          <text:p text:style-name="P20">API ecosystems and integration frameworks </text:p>
        </text:list-item>
        <text:list-item>
          <text:p text:style-name="P21">DevOps and continuous delivery pipelines </text:p>
        </text:list-item>
      </text:list>
      <text:h text:style-name="P2" text:outline-level="2"><text:bookmark text:name="why-prpl-media-for-the-csmp-project"/><text:span text:style-name="Strong_20_Emphasis">Why PRPL Media for the CSMP Project</text:span></text:h>
      <text:h text:style-name="P3" text:outline-level="3"><text:bookmark text:name="proven-at-scale"/><text:span text:style-name="Strong_20_Emphasis">Proven at Scale</text:span></text:h>
      <text:p text:style-name="Text_20_body">Our experience with <text:span text:style-name="Strong_20_Emphasis">Amazon, Google, and Microsoft</text:span> demonstrates our ability to architect systems that scale to millions of users while maintaining performance and reliability—exactly what Trinidad and Tobago's national CSMP requires.</text:p>
      <text:h text:style-name="P3" text:outline-level="3"><text:bookmark text:name="government-experience"/><text:span text:style-name="Strong_20_Emphasis">Government Experience</text:span></text:h>
      <text:p text:style-name="Text_20_body">Engagements with <text:span text:style-name="Strong_20_Emphasis">multiple national governments, US Air Force, and major regulatory agencies</text:span> prove our understanding of public sector requirements, including data sovereignty, accessibility, and transparent governance.</text:p>
      <text:h text:style-name="P3" text:outline-level="3"><text:bookmark text:name="financial-grade-security"/><text:span text:style-name="Strong_20_Emphasis">Financial-Grade Security</text:span></text:h>
      <text:p text:style-name="Text_20_body">Work with <text:span text:style-name="Strong_20_Emphasis">American Express, Wells Fargo, and Fidelity</text:span> demonstrates our capability to implement the stringent security controls necessary for protecting citizen data and government systems.</text:p>
      <text:h text:style-name="P3" text:outline-level="3"><text:bookmark text:name="complex-integration-expertise"/><text:span text:style-name="Strong_20_Emphasis">Complex Integration Expertise</text:span></text:h>
      <text:p text:style-name="Text_20_body">Our portfolio shows repeated success integrating with legacy systems, third-party platforms, and heterogeneous technology environments—critical for the CSMP's requirement to interface with existing <text:soft-page-break/>government databases.</text:p>
      <text:h text:style-name="P3" text:outline-level="3"><text:bookmark text:name="enterprise-grade-reliability"/><text:span text:style-name="Strong_20_Emphasis">Enterprise-Grade Reliability</text:span></text:h>
      <text:p text:style-name="Text_20_body">Clients like <text:span text:style-name="Strong_20_Emphasis">Cisco, Verizon, and ADP</text:span> depend on us for systems where downtime is not an option, ensuring the CSMP will deliver the reliability citizens expect from essential government services.</text:p>
      <text:h text:style-name="P2" text:outline-level="2"><text:bookmark text:name="our-commitment-to-trinidad-and-tobago"/><text:span text:style-name="Strong_20_Emphasis">Our Commitment to Trinidad and Tobago</text:span></text:h>
      <text:p text:style-name="Text_20_body">PRPL Media brings a unique combination of private-sector innovation and public-sector experience to deliver a world-class CSMP. We understand that this is not just a technology project, but a fundamental investment in Trinidad and Tobago's digital future and the well-being of its citizens.</text:p>
      <text:p text:style-name="Text_20_body">Our approach combines:</text:p>
      <text:list text:style-name="L10">
        <text:list-item>
          <text:p text:style-name="P22"><text:span text:style-name="Strong_20_Emphasis">Proven Methodologies</text:span> from hundreds of successful enterprise deployments </text:p>
        </text:list-item>
        <text:list-item>
          <text:p text:style-name="P22"><text:span text:style-name="Strong_20_Emphasis">Cutting-Edge Technology</text:span> expertise across the entire solution stack </text:p>
        </text:list-item>
        <text:list-item>
          <text:p text:style-name="P22"><text:span text:style-name="Strong_20_Emphasis">Strict Compliance</text:span> with all regulatory and security requirements </text:p>
        </text:list-item>
        <text:list-item>
          <text:p text:style-name="P23"><text:span text:style-name="Strong_20_Emphasis">Sustainable Architecture</text:span> designed for long-term maintainability and growth </text:p>
        </text:list-item>
      </text:list>
      <text:p text:style-name="Text_20_body">We are confident that our demonstrated capabilities and successful track record with organizations of similar scale and complexity make PRPL Media the ideal partner for this transformative national initiative.</text:p>
      <text:h text:style-name="P24" text:outline-level="1"><text:bookmark text:name="prpl-media-enterprise-software-randampd-capabilities-summary-1"/><text:span text:style-name="Strong_20_Emphasis">PRPL Media: Enterprise Software R&amp;D Capabilities Summary</text:span></text:h>
      <text:h text:style-name="P2" text:outline-level="2"><text:bookmark text:name="about-prpl-media-1"/><text:span text:style-name="Strong_20_Emphasis">About PRPL Media</text:span></text:h>
      <text:p text:style-name="Text_20_body">PRPL Media stands at the intersection of innovation and execution in enterprise software development. We are a premier research and development firm that has consistently delivered mission-critical solutions for the world's most demanding organizations. Our journey has taken us from the boardrooms of Fortune 500 companies to the strategic planning sessions of national governments, building a reputation for tackling complex challenges with elegant, scalable solutions.</text:p>
      <text:h text:style-name="P2" text:outline-level="2"><text:bookmark text:name="a-legacy-of-cross-industry-excellence"/><text:span text:style-name="Strong_20_Emphasis">A Legacy of Cross-Industry Excellence</text:span></text:h>
      <text:p text:style-name="Text_20_body">Our portfolio tells a story of diverse challenge and consistent delivery. We've navigated the rigorous compliance landscape of <text:span text:style-name="Strong_20_Emphasis">financial services</text:span> with clients like American Express, Fidelity, and Wells Fargo, where we built systems that process billions in transactions while maintaining absolute security and reliability. This financial sector experience translates directly to government payment systems and citizen financial data protection.</text:p>
      <text:p text:style-name="Text_20_body">In the <text:span text:style-name="Strong_20_Emphasis">healthcare domain</text:span>, our work with Blue Cross Blue Shield taught us how to handle sensitive personal information while maintaining strict HIPAA compliance—a regulatory framework that shares many principles with government data protection requirements. Similarly, our engagement with the New York City Department of Health and Mental Hygiene demonstrated our ability to operate within complex public health infrastructures.</text:p>
      <text:p text:style-name="Text_20_body">The <text:span text:style-name="Strong_20_Emphasis">technology sector</text:span> has been both our training ground and our proving field. Working with industry <text:soft-page-break/>giants like Cisco, Google, and Microsoft has immersed us in internet-scale architecture patterns and cloud-native development practices. These relationships have kept us at the forefront of technological evolution while grounding us in practical, production-ready implementation strategies.</text:p>
      <text:h text:style-name="P2" text:outline-level="2"><text:bookmark text:name="government-and-public-sector-proven"/><text:span text:style-name="Strong_20_Emphasis">Government and Public Sector Proven</text:span></text:h>
      <text:p text:style-name="Text_20_body">Our government experience isn't theoretical—it's battle-tested. We've stood alongside the <text:span text:style-name="Strong_20_Emphasis">US Air Force</text:span> and defense contractors like <text:span text:style-name="Strong_20_Emphasis">Lockheed Martin</text:span> and <text:span text:style-name="Strong_20_Emphasis">General Dynamics</text:span>, delivering solutions where security cannot be compromised and failure is not an option. This defense-grade mindset informs our entire approach to the CSMP project.</text:p>
      <text:p text:style-name="Text_20_body">Internationally, we've collaborated with the <text:span text:style-name="Strong_20_Emphasis">nations of Chile, Peru, and the East African Federation</text:span> on their digital transformation journeys. These engagements have taught us how to balance technological ambition with cultural context and regulatory frameworks. Domestically, our work with the <text:span text:style-name="Strong_20_Emphasis">Commonwealth of Massachusetts</text:span> and <text:span text:style-name="Strong_20_Emphasis">Environmental Protection Agency</text:span> has shown us how to navigate the unique procurement and compliance requirements of public sector projects.</text:p>
      <text:h text:style-name="P2" text:outline-level="2"><text:bookmark text:name="technical-excellence-across-domains"/><text:span text:style-name="Strong_20_Emphasis">Technical Excellence Across Domains</text:span></text:h>
      <text:p text:style-name="Text_20_body">While specific project details remain protected, the patterns of our success are clear and relevant to the CSMP initiative:</text:p>
      <text:p text:style-name="Text_20_body"><text:span text:style-name="Strong_20_Emphasis">In large-scale system architecture</text:span>, we've designed and implemented cloud-native and hybrid deployment models that serve millions of users simultaneously. Our work with Amazon and Verizon required building systems that maintain performance under extreme load, while our ADP engagement demanded transaction processing with absolute accuracy.</text:p>
      <text:p text:style-name="Text_20_body"><text:span text:style-name="Strong_20_Emphasis">Security and compliance</text:span> form the bedrock of our methodology. From military applications with the US Air Force to financial systems with American Express, we've implemented security controls that withstand both regulatory scrutiny and real-world attack vectors. This multi-layered security approach ensures that citizen data remains protected throughout its lifecycle.</text:p>
      <text:p text:style-name="Text_20_body"><text:span text:style-name="Strong_20_Emphasis">Our AI and machine learning capabilities</text:span> have evolved through diverse applications—from natural language processing for media companies to predictive analytics in financial services. This broad exposure means we understand both the technical implementation and ethical considerations of AI in public-facing applications.</text:p>
      <text:p text:style-name="Text_20_body"><text:span text:style-name="Strong_20_Emphasis">Digital transformation</text:span> is in our DNA. We've helped iconic brands like Disney and Coca-Cola reimagine their customer experiences while maintaining the reliability their customers expect. This balance of innovation and stability is precisely what government digital services require.</text:p>
      <text:h text:style-name="P2" text:outline-level="2"><text:bookmark text:name="why-prpl-media-for-trinidad-and-tobagoand39s-csmp"/><text:span text:style-name="Strong_20_Emphasis">Why PRPL Media for Trinidad and Tobago's CSMP</text:span></text:h>
      <text:p text:style-name="Text_20_body">The Citizen Service Management Platform represents exactly the type of challenge where our experience delivers disproportionate value. We understand that this isn't just another software project—it's a fundamental piece of national infrastructure that will touch the lives of every citizen.</text:p>
      <text:p text:style-name="Text_20_body">Our work with <text:span text:style-name="Strong_20_Emphasis">multiple national governments</text:span> has taught us that successful digital transformation requires more than technical excellence. It demands cultural awareness, stakeholder management, and a deep understanding of public service values. Meanwhile, our <text:span text:style-name="Strong_20_Emphasis">private sector experience</text:span> ensures we bring <text:soft-page-break/>efficiency, innovation, and user-centered design to the project.</text:p>
      <text:p text:style-name="Text_20_body">The <text:span text:style-name="Strong_20_Emphasis">scale of our previous deployments</text:span> with Amazon, Google, and Microsoft means we won't be learning how to handle national-scale traffic on Trinidad and Tobago's time. We've already built systems that serve larger populations with higher availability requirements.</text:p>
      <text:p text:style-name="Text_20_body">Perhaps most importantly, our <text:span text:style-name="Strong_20_Emphasis">financial services background</text:span> with institutions like Wells Fargo and Fidelity ensures we bring appropriate rigor to security and compliance. Citizen data deserves the same protection as financial data, and our experience in both domains positions us uniquely to deliver this assurance.</text:p>
      <text:h text:style-name="P2" text:outline-level="2"><text:bookmark text:name="our-commitment-to-sustainable-excellence"/><text:span text:style-name="Strong_20_Emphasis">Our Commitment to Sustainable Excellence</text:span></text:h>
      <text:p text:style-name="Text_20_body">We approach the CSMP project with humility and confidence—humility because we understand the importance of this platform to Trinidad and Tobago's future, and confidence because we've successfully delivered similar transformations for equally demanding clients.</text:p>
      <text:p text:style-name="Text_20_body">Our methodology blends private-sector agility with public-sector diligence. We move quickly but never carelessly, innovate boldly but never recklessly. We understand that this platform must not only launch successfully but must serve the nation reliably for decades to come.</text:p>
      <text:p text:style-name="Text_20_body">The trust that organizations like the US Air Force, American Express, and multiple national governments have placed in us reflects our commitment to excellence. We would be honored to bring this same commitment to the Ministry of Public Administration and Artificial Intelligence and to the people of Trinidad and Tobag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SimSun" style:font-size-asian="12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Capabilities Summary</dc:title>
    <meta:document-statistic meta:table-count="0" meta:image-count="0" meta:object-count="0" meta:page-count="5" meta:paragraph-count="90" meta:word-count="1526" meta:character-count="11198" meta:non-whitespace-character-count="9769"/>
    <meta:generator>LibreOffice/25.2.5.2$Windows_X86_64 LibreOffice_project/03d19516eb2e1dd5d4ccd751a0d6f35f35e08022</meta:generator>
    <meta:user-defined meta:name=""/>
    <meta:user-defined meta:name="viewport">width=device-width, initial-scale=1</meta:user-defined>
  </office:meta>
</office:document-meta>
</file>